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text-properties style:font-name="Linux Libertine O" officeooo:rsid="003f48e7" officeooo:paragraph-rsid="003f48e7"/>
    </style:style>
    <style:style style:name="P2" style:family="paragraph" style:parent-style-name="Standard">
      <style:text-properties style:font-name="Linux Libertine O" officeooo:rsid="003f48e7" officeooo:paragraph-rsid="003f48e7"/>
    </style:style>
    <style:style style:name="P3" style:family="paragraph" style:parent-style-name="Standard">
      <style:text-properties style:font-name="Linux Libertine O" officeooo:rsid="003f48e7" officeooo:paragraph-rsid="00406820"/>
    </style:style>
    <style:style style:name="P4" style:family="paragraph" style:parent-style-name="Standard">
      <style:text-properties style:font-name="Linux Libertine O" officeooo:rsid="003f48e7" officeooo:paragraph-rsid="00430026"/>
    </style:style>
    <style:style style:name="P5" style:family="paragraph" style:parent-style-name="Standard">
      <style:text-properties style:font-name="Linux Libertine O" officeooo:rsid="003f48e7" officeooo:paragraph-rsid="00456719"/>
    </style:style>
    <style:style style:name="P6" style:family="paragraph" style:parent-style-name="Standard">
      <style:text-properties style:font-name="Linux Libertine O" officeooo:rsid="003df8a6" officeooo:paragraph-rsid="003df8a6"/>
    </style:style>
    <style:style style:name="P7" style:family="paragraph" style:parent-style-name="Standard">
      <style:text-properties style:font-name="Linux Libertine O" officeooo:rsid="003df8a6" officeooo:paragraph-rsid="00406820"/>
    </style:style>
    <style:style style:name="P8" style:family="paragraph" style:parent-style-name="Standard">
      <style:text-properties style:font-name="Linux Libertine O" officeooo:rsid="00430026" officeooo:paragraph-rsid="00430026"/>
    </style:style>
    <style:style style:name="T1" style:family="text">
      <style:text-properties fo:color="#3465a4" loext:opacity="100%" style:font-name="Linux Libertine O" fo:font-weight="bold" style:font-weight-asian="bold" style:font-weight-complex="bold"/>
    </style:style>
    <style:style style:name="T2" style:family="text">
      <style:text-properties fo:color="#3465a4" loext:opacity="100%" style:font-name="Linux Libertine O" fo:font-size="14pt" fo:font-weight="bold" officeooo:rsid="00406820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fo:font-weight="bold" style:font-weight-asian="bold" style:font-weight-complex="bold"/>
    </style:style>
    <style:style style:name="T4" style:family="text">
      <style:text-properties fo:color="#3465a4" loext:opacity="100%" fo:font-size="14pt" fo:font-weight="bold" officeooo:rsid="00406820" style:font-name-asian="Noto Sans CJK SC Regular" style:font-size-asian="14pt" style:font-weight-asian="bold" style:font-name-complex="FreeSans1" style:font-size-complex="14pt" style:font-weight-complex="bold"/>
    </style:style>
    <style:style style:name="T5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6" style:family="text">
      <style:text-properties fo:color="#004586" loext:opacity="100%" style:font-name="Linux Libertine O" fo:font-size="18.2000007629395pt" officeooo:rsid="00406820" style:font-size-asian="18.2000007629395pt" style:font-size-complex="18.2000007629395pt" style:font-weight-complex="600"/>
    </style:style>
    <style:style style:name="T7" style:family="text">
      <style:text-properties fo:color="#004586" loext:opacity="100%" style:font-name="Linux Libertine O" fo:font-size="18.2000007629395pt" officeooo:rsid="004973ad" style:font-size-asian="18.2000007629395pt" style:font-size-complex="18.2000007629395pt" style:font-weight-complex="600"/>
    </style:style>
    <style:style style:name="T8" style:family="text">
      <style:text-properties fo:color="#004586" loext:opacity="100%" style:font-name="Linux Libertine O" fo:font-size="18.2000007629395pt" officeooo:rsid="004c063a" style:font-size-asian="18.2000007629395pt" style:font-size-complex="18.2000007629395pt" style:font-weight-complex="600"/>
    </style:style>
    <style:style style:name="T9" style:family="text">
      <style:text-properties fo:color="#004586" loext:opacity="100%" style:font-name="Linux Libertine O" fo:font-size="18.2000007629395pt" fo:font-weight="bold" officeooo:rsid="00406820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0" style:family="text">
      <style:text-properties fo:color="#004586" loext:opacity="100%" style:font-name="Linux Libertine O" fo:font-size="18.2000007629395pt" fo:font-weight="bold" officeooo:rsid="004460b8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1" style:family="text">
      <style:text-properties officeooo:rsid="003f48e7"/>
    </style:style>
    <style:style style:name="T12" style:family="text">
      <style:text-properties officeooo:rsid="00406820"/>
    </style:style>
    <style:style style:name="T13" style:family="text">
      <style:text-properties officeooo:rsid="00430026"/>
    </style:style>
    <style:style style:name="T14" style:family="text">
      <style:text-properties officeooo:rsid="004460b8"/>
    </style:style>
    <style:style style:name="T15" style:family="text">
      <style:text-properties officeooo:rsid="0044a068"/>
    </style:style>
    <style:style style:name="T16" style:family="text">
      <style:text-properties officeooo:rsid="00456719"/>
    </style:style>
    <style:style style:name="T17" style:family="text">
      <style:text-properties officeooo:rsid="004835e1"/>
    </style:style>
    <style:style style:name="T18" style:family="text">
      <style:text-properties officeooo:rsid="004ab1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9">Green </text:span><text:span text:style-name="T10">cherry </text:span><text:span text:style-name="T9">tomato chutney</text:span><text:span text:style-name="T5"> (</text:span><text:span text:style-name="T6">1 jar</text:span><text:span text:style-name="T5">; </text:span><text:span text:style-name="T8">6</text:span><text:span text:style-name="T6"> hours</text:span><text:span text:style-name="T5">)</text:span></text:h>
      <text:p text:style-name="P7">Adapted from <text:span text:style-name="T11">RHS The Garden magazine Sept 2025 issue.</text:span></text:p>
      <text:p text:style-name="P6"/>
      <text:p text:style-name="Heading"><text:span text:style-name="T1">For the </text:span><text:span text:style-name="T2">prep</text:span></text:p>
      <text:p text:style-name="P2">2<text:span text:style-name="T17">0</text:span>0-<text:span text:style-name="T17">250</text:span>g green <text:span text:style-name="T15">cherry</text:span> tomatoes</text:p>
      <text:p text:style-name="P3">5<text:span text:style-name="T13">0</text:span>g red onion (frozen <text:span text:style-name="T16">or fresh</text:span>)</text:p>
      <text:p text:style-name="P2">1-2 tsp salt</text:p>
      <text:p text:style-name="P2"/>
      <text:p text:style-name="P2"/>
      <text:p text:style-name="P5">Halve the cherry tomatoes and chop the red onion if fresh.</text:p>
      <text:p text:style-name="P5">Mix well in a bowl with 1-2 tsp salt and leave for<text:span text:style-name="T18">at least</text:span> 3 hours, <text:span text:style-name="T12">then d</text:span>rain the liquid off.</text:p>
      <text:p text:style-name="P2"/>
      <text:p text:style-name="P2"/>
      <text:p text:style-name="P1"><text:span text:style-name="T3">For the </text:span><text:span text:style-name="T4">boil</text:span></text:p>
      <text:p text:style-name="P3">100ml malt vinegar<text:line-break/>50g dark muscovado sugar</text:p>
      <text:p text:style-name="P3"/>
      <text:p text:style-name="P3">½ tsp whole cloves</text:p>
      <text:p text:style-name="P3">½ tsp ground cinnamon</text:p>
      <text:p text:style-name="P3">½ tsp <text:span text:style-name="T12">ground</text:span> allspice</text:p>
      <text:p text:style-name="P3"><text:span text:style-name="T13">½ </text:span>tsp ground ginger</text:p>
      <text:p text:style-name="P3"><text:span text:style-name="T13">½ </text:span>tsp ras el hanout</text:p>
      <text:p text:style-name="P4"/>
      <text:p text:style-name="P4">¼ tsp <text:span text:style-name="T12">ground </text:span>nutmeg</text:p>
      <text:p text:style-name="P3"/>
      <text:p text:style-name="P3"><text:span text:style-name="T13">60</text:span>g chopped apple</text:p>
      <text:p text:style-name="P3"><text:span text:style-name="T13">6</text:span>0g sultanas</text:p>
      <text:p text:style-name="P3"/>
      <text:p text:style-name="P3"/>
      <text:p text:style-name="P3"/>
      <text:p text:style-name="P3">Mix the sugar, spices, and vinegar in a pan and heat gently, stirring occasionally until all the sugar is dissolved.</text:p>
      <text:p text:style-name="P3">Chop <text:span text:style-name="T14">the </text:span>apple into ~1cm chunks <text:span text:style-name="T14">(no need to peel</text:span>) and add to the pan along with the sultanas. Cook for 10 min then add the tomato mixture.</text:p>
      <text:p text:style-name="P3"/>
      <text:p text:style-name="P3">Bring to the boil and simmer for at hour with the lid on. Mash in the pot with the back of the spoon <text:span text:style-name="T14">then</text:span> simmer on the lowest heat for another hour, stirring <text:span text:style-name="T12">and </text:span>mashing occasionally.</text:p>
      <text:p text:style-name="P8">Add a splash of water if it’s drying out, or leave the lid off for a bit if it’s very liquidy.</text:p>
      <text:p text:style-name="P3"/>
      <text:p text:style-name="P3">While it's cooking, sterilise <text:span text:style-name="T12">a</text:span> jam jar and lid with boiling water and leave to air-dry.</text:p>
      <text:p text:style-name="P3">Once the chutney has thickened up, spoon into the jars and seal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5-09-20T18:00:55.734215928</dc:date>
    <meta:editing-duration>PT1H22M21S</meta:editing-duration>
    <meta:editing-cycles>43</meta:editing-cycles>
    <meta:generator>LibreOffice/7.3.7.2$Linux_X86_64 LibreOffice_project/30$Build-2</meta:generator>
    <meta:document-statistic meta:table-count="0" meta:image-count="0" meta:object-count="0" meta:page-count="1" meta:paragraph-count="24" meta:word-count="237" meta:character-count="1219" meta:non-whitespace-character-count="1006"/>
  </office:meta>
</office:document-meta>
</file>